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237cm" svg:height="0.796cm" draw:transform="skewX (0.00122173047639603) rotate (-1.55124863917256) translate (5.3734743237618cm 2.2705440530032cm)" svg:viewBox="0 0 6238 797" svg:d="M109 703c341 33 2082 71 2802 82 719 11 2918 15 3291 9 129 4-120-713-234-712-367 0-1826 70-2661 76-837 10-2885-106-3241-158-122-15-55 693 43 703z">
          <text:p/>
        </draw:path>
        <draw:path draw:style-name="gr1" draw:text-style-name="P1" draw:layer="layout" svg:width="0.903cm" svg:height="0.66cm" draw:transform="skewX (0.00122173047639589) rotate (-2.15652882376419) translate (5.5008736382088cm 2.310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skewX (0.00244346095279206) rotate (-2.1556561591382) translate (5.534640332617cm 8.2393561881003cm)" svg:viewBox="0 0 904 662" svg:d="M527 644c137-64 329-219 367-367 35-139-27-185-184-243-156-57-352-32-459-4-277 72-309 187-173 370 136 182 314 309 449 244z">
          <text:p/>
        </draw:path>
        <draw:path draw:style-name="gr2" draw:text-style-name="P1" draw:layer="layout" svg:width="5.117cm" svg:height="5.413cm" svg:x="2.444cm" svg:y="2.07cm" svg:viewBox="0 0 5118 5414" svg:d="M2567 4654c980 10 1959-347 1918-1298s-30-2717-73-3001 711-472 706-271-62 1433-16 2816-710 2352-2544 2496c-1833 145-2457-607-2466-2072s-75-2448-92-2587 723-463 700-262 26 1772 13 2863 874 1305 1854 1316z">
          <text:p/>
        </draw:path>
        <draw:path draw:style-name="gr1" draw:text-style-name="P1" draw:layer="layout" svg:width="0.902cm" svg:height="0.661cm" draw:transform="skewX (0.0012217304763959) rotate (-2.1556561591382) translate (7.6887906519278cm 2.140462499828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6) rotate (-2.1556561591382) translate (3.2727906519278cm 2.497462499828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5:06:19.489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